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51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6.856cm" fo:min-width="15.58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4.24cm" fo:min-width="4.89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904cm" fo:min-width="4.168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  <style:paragraph-properties style:writing-mode="lr-tb"/>
    </style:style>
    <style:style style:name="gr11" style:family="graphic" style:parent-style-name="standard">
      <style:graphic-properties svg:stroke-width="0.081cm" svg:stroke-color="#00ff00" draw:marker-start-width="0.321cm" draw:marker-end-width="0.321cm" draw:fill="none" draw:textarea-horizontal-align="justify" draw:textarea-vertical-align="middle" draw:auto-grow-height="false" fo:min-height="3.013cm" fo:min-width="4.168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  <style:paragraph-properties style:writing-mode="lr-tb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svg:stroke-width="0.081cm" svg:stroke-color="#800080" draw:marker-start-width="0.321cm" draw:marker-end-width="0.321cm" draw:fill="none" draw:textarea-horizontal-align="justify" draw:textarea-vertical-align="middle" draw:auto-grow-height="false" fo:min-height="6.079cm" fo:min-width="4.168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4.7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93cm"/>
      <style:paragraph-properties style:writing-mode="lr-tb"/>
    </style:style>
    <style:style style:name="gr19" style:family="graphic" style:parent-style-name="standard">
      <style:graphic-properties draw:stroke="none" draw:fill="none" fo:min-height="4.405cm"/>
      <style:paragraph-properties style:writing-mode="lr-tb"/>
    </style:style>
    <style:style style:name="gr20" style:family="graphic" style:parent-style-name="standard">
      <style:graphic-properties draw:stroke="none" draw:fill="none" fo:min-height="3.777cm"/>
      <style:paragraph-properties style:writing-mode="lr-tb"/>
    </style:style>
    <style:style style:name="gr21" style:family="graphic" style:parent-style-name="standard">
      <style:graphic-properties draw:stroke="none" draw:fill="none" fo:min-height="1.06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 style:list-style-name="L3">
      <style:graphic-properties draw:stroke="none" draw:fill="none" draw:fill-color="#ffffff" draw:auto-grow-height="false" draw:fit-to-size="false" style:shrink-to-fit="true" fo:min-height="8.884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7.857cm" style:use-optimal-column-width="false"/>
    </style:style>
    <style:style style:name="co2" style:family="table-column">
      <style:table-column-properties style:column-width="5.926cm" style:use-optimal-column-width="false"/>
    </style:style>
    <style:style style:name="co3" style:family="table-column">
      <style:table-column-properties style:column-width="6.891cm" style:use-optimal-column-width="false"/>
    </style:style>
    <style:style style:name="co4" style:family="table-column">
      <style:table-column-properties style:column-width="6.9cm" style:use-optimal-column-width="false"/>
    </style:style>
    <style:style style:name="co5" style:family="table-column">
      <style:table-column-properties style:column-width="8.399cm" style:use-optimal-column-width="false"/>
    </style:style>
    <style:style style:name="co6" style:family="table-column">
      <style:table-column-properties style:column-width="8.401cm" style:use-optimal-column-width="false"/>
    </style:style>
    <style:style style:name="ro1" style:family="table-row">
      <style:table-row-properties style:row-height="1.71cm" style:use-optimal-row-height="false"/>
    </style:style>
    <style:style style:name="ro2" style:family="table-row">
      <style:table-row-properties style:row-height="1.922cm" style:use-optimal-row-height="false"/>
    </style:style>
    <style:style style:name="ro3" style:family="table-row">
      <style:table-row-properties style:row-height="2.531cm" style:use-optimal-row-height="false"/>
    </style:style>
    <style:style style:name="ro4" style:family="table-row">
      <style:table-row-properties style:row-height="1.705cm" style:use-optimal-row-height="false"/>
    </style:style>
    <style:style style:name="ro5" style:family="table-row">
      <style:table-row-properties style:row-height="2.425cm" style:use-optimal-row-height="false"/>
    </style:style>
    <style:style style:name="ro6" style:family="table-row">
      <style:table-row-properties style:row-height="1.708cm" style:use-optimal-row-height="false"/>
    </style:style>
    <style:style style:name="ro7" style:family="table-row">
      <style:table-row-properties style:row-height="2.271cm" style:use-optimal-row-height="false"/>
    </style:style>
    <style:style style:name="ro8" style:family="table-row">
      <style:table-row-properties style:row-height="2.247cm" style:use-optimal-row-height="false"/>
    </style:style>
    <style:style style:name="ro9" style:family="table-row">
      <style:table-row-properties style:row-height="2.25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ff00" loext:opacity="100%"/>
    </style:style>
    <style:style style:name="P12" style:family="paragraph">
      <style:paragraph-properties style:writing-mode="lr-tb"/>
      <style:text-properties fo:font-size="24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style:writing-mode="lr-tb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24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text-align="center"/>
      <style:text-properties fo:font-size="24pt"/>
    </style:style>
    <style:style style:name="P18" style:family="paragraph">
      <loext:graphic-properties draw:fill="none" draw:fill-color="#ffffff"/>
      <style:paragraph-properties fo:margin-top="0.5cm" fo:margin-bottom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00ff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800080" loext:opacity="100%"/>
    </style:style>
    <style:style style:name="T5" style:family="text">
      <style:text-properties fo:color="#00ff00" loext:opacity="100%"/>
    </style:style>
    <style:style style:name="T6" style:family="text">
      <style:text-properties fo:font-size="24pt" style:font-size-asian="28pt" style:font-size-complex="28pt"/>
    </style:style>
    <style:style style:name="T7" style:family="text">
      <style:text-properties fo:font-size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From “ROOT macro” to C++</text:p>
          </draw:text-box>
        </draw:frame>
        <draw:frame draw:style-name="standard" draw:layer="layout" svg:width="27.573cm" svg:height="12cm" svg:x="0.366cm" svg:y="2.604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orange3">
              <table:table-cell>
                <text:p><text:span text:style-name="T1">Method</text:span></text:p>
              </table:table-cell>
              <table:table-cell>
                <text:p><text:span text:style-name="T1">Advantages</text:span></text:p>
              </table:table-cell>
              <table:table-cell>
                <text:p><text:span text:style-name="T1">Disadvantages</text:span></text:p>
              </table:table-cell>
              <table:table-cell>
                <text:p><text:span text:style-name="T1">Conclusion</text:span></text:p>
              </table:table-cell>
            </table:table-row>
            <table:table-row table:style-name="ro2" table:default-cell-style-name="orange1">
              <table:table-cell>
                <text:p><text:span text:style-name="T1">root -l -q -x macro.C</text:span></text:p>
              </table:table-cell>
              <table:table-cell>
                <text:p><text:span text:style-name="T1">No headers req.</text:span></text:p>
                <text:p><text:span text:style-name="T1">No libs req.</text:span></text:p>
              </table:table-cell>
              <table:table-cell>
                <text:p><text:span text:style-name="T1">No debug info</text:span></text:p>
                <text:p><text:span text:style-name="T1">Terrible error output</text:span></text:p>
              </table:table-cell>
              <table:table-cell>
                <text:p><text:span text:style-name="T1">PyROOT is strictly better, IMHO</text:span></text:p>
              </table:table-cell>
            </table:table-row>
            <table:table-row table:style-name="ro3" table:default-cell-style-name="orange1">
              <table:table-cell>
                <text:p><text:span text:style-name="T1">root -l -q -x macro.C+</text:span></text:p>
              </table:table-cell>
              <table:table-cell/>
              <table:table-cell>
                <text:p><text:span text:style-name="T1">Needs headers</text:span></text:p>
                <text:p><text:span text:style-name="T1">Compilation opaque</text:span></text:p>
                <text:p><text:span text:style-name="T1">No debug info?</text:span></text:p>
              </table:table-cell>
              <table:table-cell/>
            </table:table-row>
            <table:table-row table:style-name="ro4" table:default-cell-style-name="orange1">
              <table:table-cell>
                <text:p><text:span text:style-name="T1">g++ $(root-config ...)</text:span></text:p>
                <text:p><text:span text:style-name="T1">(optionally with make)</text:span></text:p>
              </table:table-cell>
              <table:table-cell>
                <text:p><text:span text:style-name="T1">Full control over compilation</text:span></text:p>
              </table:table-cell>
              <table:table-cell>
                <text:p><text:span text:style-name="T1">Needs headers, libs</text:span></text:p>
                <text:p><text:span text:style-name="T1">PITA with R3B classes</text:span></text:p>
              </table:table-cell>
              <table:table-cell>
                <text:p><text:span text:style-name="T1">Ok if you just need ROOT</text:span></text:p>
              </table:table-cell>
            </table:table-row>
            <table:table-row table:style-name="ro5" table:default-cell-style-name="orange1">
              <table:table-cell>
                <text:p><text:span text:style-name="T1">CMake with R3BRoot</text:span></text:p>
              </table:table-cell>
              <table:table-cell>
                <text:p><text:span text:style-name="T1">Full control,</text:span></text:p>
                <text:p><text:span text:style-name="T1">can transplant to github version</text:span></text:p>
              </table:table-cell>
              <table:table-cell>
                <text:p><text:span text:style-name="T1">Separate branch or repo, involves writing CMake files</text:span></text:p>
              </table:table-cell>
              <table:table-cell>
                <text:p><text:span text:style-name="T1">The proper way</text:span></text:p>
              </table:table-cell>
            </table:table-row>
            <table:table-row table:style-name="ro6" table:default-cell-style-name="orange1">
              <table:table-cell>
                <text:p><text:span text:style-name="T1">compile_macro.py</text:span></text:p>
              </table:table-cell>
              <table:table-cell>
                <text:p><text:span text:style-name="T1">No headers, no libs required</text:span></text:p>
              </table:table-cell>
              <table:table-cell>
                <text:p><text:span text:style-name="T1">python script may have bugs</text:span></text:p>
              </table:table-cell>
              <table:table-cell>
                <text:p><text:span text:style-name="T1">The quick &amp; dirty way to compi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7.011cm" svg:height="0.962cm" svg:x="0.635cm" svg:y="14.795cm">
          <draw:text-box>
            <text:p><text:span text:style-name="T1">The sooner we get rid of </text:span><text:span text:style-name="T1">R3BRoot macros, the </text:span><text:span text:style-name="T1">sooner we can get rid of </text:span><text:span text:style-name="T1">most rootcint / LinkDef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1" draw:layer="layout" svg:width="25.199cm" svg:height="2.629cm" svg:x="1.4cm" svg:y="2.628cm" presentation:class="title" presentation:user-transformed="true">
          <draw:text-box>
            <text:p>How to write safe C++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1" draw:layer="layout" svg:width="25.199cm" svg:height="2.629cm" svg:x="1.4cm" svg:y="0.628cm" presentation:class="title">
          <draw:text-box>
            <text:p>C++ is a complex language</text:p>
          </draw:text-box>
        </draw:frame>
        <draw:custom-shape draw:style-name="gr3" draw:text-style-name="P5" draw:layer="layout" svg:width="22.86cm" svg:height="10.16cm" svg:x="3.17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481cm" svg:height="1.673cm" svg:x="22.99cm" svg:y="13.435cm">
          <draw:text-box>
            <text:p>C++ language</text:p>
            <text:p>~ 1800 pages</text:p>
          </draw:text-box>
        </draw:frame>
        <draw:line draw:style-name="gr5" draw:text-style-name="P5" draw:layer="layout" svg:x1="19.153cm" svg:y1="4.88cm" svg:x2="15.24cm" svg:y2="14.605cm">
          <text:p/>
        </draw:line>
        <draw:frame draw:style-name="gr6" draw:text-style-name="P6" draw:layer="layout" svg:width="5.286cm" svg:height="2.384cm" svg:x="19.844cm" svg:y="7.686cm">
          <draw:text-box>
            <text:p>Stuff Philipp does not know about C++</text:p>
          </draw:text-box>
        </draw:frame>
        <draw:custom-shape draw:style-name="gr7" draw:text-style-name="P5" draw:layer="layout" svg:width="7.62cm" svg:height="6.35cm" svg:x="8.89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959cm" svg:height="0.962cm" svg:x="8.716cm" svg:y="14.605cm">
          <draw:text-box>
            <text:p><text:span text:style-name="T2">C</text:span></text:p>
          </draw:text-box>
        </draw:frame>
        <draw:custom-shape draw:style-name="gr9" draw:text-style-name="P5" draw:layer="layout" svg:width="6.714cm" svg:height="5.986cm" svg:x="8.391cm" svg:y="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977cm" svg:height="0.962cm" svg:x="3.414cm" svg:y="9.525cm">
          <draw:text-box>
            <text:p><text:span text:style-name="T3">Unsafe features</text:span></text:p>
          </draw:text-box>
        </draw:frame>
        <draw:custom-shape draw:style-name="gr11" draw:text-style-name="P5" draw:layer="layout" svg:width="6.714cm" svg:height="4.727cm" svg:x="10.89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407cm" svg:height="2.384cm" svg:x="10.83cm" svg:y="10.185cm">
          <draw:text-box>
            <text:p/>
            <text:p>int a[3]</text:p>
            <text:p>sprintf</text:p>
          </draw:text-box>
        </draw:frame>
        <draw:frame draw:style-name="gr13" draw:text-style-name="P6" draw:layer="layout" svg:width="5.218cm" svg:height="0.962cm" svg:x="16.515cm" svg:y="11.911cm">
          <draw:text-box>
            <text:p>Here be dragons</text:p>
          </draw:text-box>
        </draw:frame>
        <draw:frame draw:style-name="gr14" draw:text-style-name="P9" draw:layer="layout" svg:width="1.628cm" svg:height="0.963cm" svg:x="12.7cm" svg:y="8.89cm">
          <draw:text-box>
            <text:p>foo*</text:p>
          </draw:text-box>
        </draw:frame>
        <draw:custom-shape draw:style-name="gr15" draw:text-style-name="P5" draw:layer="layout" svg:width="6.714cm" svg:height="9.061cm" svg:x="9.89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4.905cm" svg:height="1.673cm" svg:x="6.35cm" svg:y="5.947cm">
          <draw:text-box>
            <text:p><text:span text:style-name="T4">Currently used in </text:span><text:span text:style-name="T4">R3BRoot</text:span></text:p>
          </draw:text-box>
        </draw:frame>
        <draw:frame draw:style-name="gr6" draw:text-style-name="P11" draw:layer="layout" svg:width="4.905cm" svg:height="2.384cm" svg:x="12.251cm" svg:y="5.648cm">
          <draw:text-box>
            <text:p><text:span text:style-name="T5">Proposed subset for </text:span><text:span text:style-name="T5">R3BRoo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ndefined runtime behavior</text:p>
          </draw:text-box>
        </draw:frame>
        <draw:frame presentation:style-name="pr3" draw:text-style-name="P12" draw:layer="layout" svg:width="25.905cm" svg:height="1.395cm" svg:x="1.4cm" svg:y="3.685cm" presentation:class="outline" presentation:user-transformed="true">
          <draw:text-box>
            <text:list text:style-name="L3">
              <text:list-item>
                <text:p><text:span text:style-name="T6">During runtime, stack and heap are just bytes</text:span></text:p>
              </text:list-item>
            </text:list>
          </draw:text-box>
        </draw:frame>
        <draw:frame draw:style-name="gr17" draw:text-style-name="P14" draw:layer="layout" svg:width="11.764cm" svg:height="4.971cm" svg:x="1.571cm" svg:y="6.35cm">
          <draw:text-box>
            <text:list text:style-name="L1">
              <text:list-item>
                <text:p><text:span text:style-name="T7">Out of bounds </text:span><text:span text:style-name="T7">writes</text:span><text:span text:style-name="T7"><text:line-break/></text:span><text:span text:style-name="T7"/></text:p>
              </text:list-item>
              <text:list-item>
                <text:p><text:span text:style-name="T7">Invalid type casts</text:span></text:p>
              </text:list-item>
              <text:list-item>
                <text:p text:style-name="P13"><text:span text:style-name="T7">Uninitialized </text:span><text:span text:style-name="T7">pointer deref</text:span></text:p>
              </text:list-item>
              <text:list-item>
                <text:p text:style-name="P13"><text:span text:style-name="T7">Use after free</text:span></text:p>
              </text:list-item>
            </text:list>
          </draw:text-box>
        </draw:frame>
        <draw:frame draw:style-name="gr18" draw:text-style-name="P15" draw:layer="layout" svg:width="1.493cm" svg:height="1.195cm" svg:x="12.6cm" svg:y="8.185cm">
          <draw:text-box>
            <text:p><text:span text:style-name="T7">=&gt;</text:span></text:p>
          </draw:text-box>
        </draw:frame>
        <draw:frame draw:style-name="gr19" draw:text-style-name="P14" draw:layer="layout" svg:width="12.434cm" svg:height="4.655cm" svg:x="14.871cm" svg:y="6.351cm">
          <draw:text-box>
            <text:list text:style-name="L1">
              <text:list-item>
                <text:p text:style-name="P16"><text:span text:style-name="T8">Silent data </text:span><text:span text:style-name="T8">corruption</text:span></text:p>
              </text:list-item>
              <text:list-item>
                <text:p text:style-name="P16"><text:span text:style-name="T8">Segfault</text:span></text:p>
              </text:list-item>
              <text:list-item>
                <text:p text:style-name="P16"><text:span text:style-name="T8">Arbitrary code </text:span><text:span text:style-name="T8">execution</text:span></text:p>
              </text:list-item>
            </text:list>
          </draw:text-box>
        </draw:frame>
        <draw:frame draw:style-name="gr20" draw:text-style-name="P14" draw:layer="layout" svg:width="10.764cm" svg:height="4.027cm" svg:x="1.571cm" svg:y="11.85cm">
          <draw:text-box>
            <text:list text:style-name="L1">
              <text:list-item>
                <text:p><text:span text:style-name="T7">Uninitialized data</text:span></text:p>
              </text:list-item>
            </text:list>
          </draw:text-box>
        </draw:frame>
        <draw:frame draw:style-name="gr18" draw:text-style-name="P15" draw:layer="layout" svg:width="1.493cm" svg:height="1.195cm" svg:x="12.6cm" svg:y="11.985cm">
          <draw:text-box>
            <text:p><text:span text:style-name="T7">=&gt;</text:span></text:p>
          </draw:text-box>
        </draw:frame>
        <draw:frame draw:style-name="gr21" draw:text-style-name="P14" draw:layer="layout" svg:width="12.434cm" svg:height="1.31cm" svg:x="14.871cm" svg:y="11.851cm">
          <draw:text-box>
            <text:list text:style-name="L1">
              <text:list-item>
                <text:p><text:span text:style-name="T7">Invalid data</text:span></text:p>
              </text:list-item>
            </text:list>
          </draw:text-box>
        </draw:frame>
        <draw:line draw:style-name="gr22" draw:text-style-name="P17" draw:layer="layout" svg:x1="1.1cm" svg:y1="11.76cm" svg:x2="24.595cm" svg:y2="11.76cm">
          <text:p/>
        </draw:line>
        <draw:line draw:style-name="gr22" draw:text-style-name="P17" draw:layer="layout" svg:x1="1.101cm" svg:y1="13.161cm" svg:x2="24.596cm" svg:y2="13.161cm">
          <text:p/>
        </draw:line>
        <draw:frame draw:style-name="gr20" draw:text-style-name="P14" draw:layer="layout" svg:width="10.764cm" svg:height="4.027cm" svg:x="1.571cm" svg:y="13.25cm">
          <draw:text-box>
            <text:list text:style-name="L1">
              <text:list-item>
                <text:p><text:span text:style-name="T7">nullptr </text:span><text:span text:style-name="T7">dereference</text:span></text:p>
              </text:list-item>
            </text:list>
          </draw:text-box>
        </draw:frame>
        <draw:frame draw:style-name="gr18" draw:text-style-name="P15" draw:layer="layout" svg:width="1.493cm" svg:height="1.195cm" svg:x="12.6cm" svg:y="13.385cm">
          <draw:text-box>
            <text:p><text:span text:style-name="T7">=&gt;</text:span></text:p>
          </draw:text-box>
        </draw:frame>
        <draw:frame draw:style-name="gr21" draw:text-style-name="P14" draw:layer="layout" svg:width="12.434cm" svg:height="1.31cm" svg:x="14.871cm" svg:y="13.251cm">
          <draw:text-box>
            <text:list text:style-name="L1">
              <text:list-item>
                <text:p><text:span text:style-name="T7">Segfault</text:span></text:p>
              </text:list-item>
            </text:list>
          </draw:text-box>
        </draw:frame>
        <draw:line draw:style-name="gr22" draw:text-style-name="P17" draw:layer="layout" svg:x1="1.101cm" svg:y1="14.561cm" svg:x2="24.596cm" svg:y2="14.561cm">
          <text:p/>
        </draw:line>
        <draw:line draw:style-name="gr22" draw:text-style-name="P17" draw:layer="layout" svg:x1="1.101cm" svg:y1="5.56cm" svg:x2="24.596cm" svg:y2="5.56cm">
          <text:p/>
        </draw:lin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voiding undefined behavior</text:p>
          </draw:text-box>
        </draw:frame>
        <draw:frame draw:style-name="standard" draw:layer="layout" svg:width="25.198cm" svg:height="11.552cm" svg:x="1.4cm" svg:y="3.685cm" presentation:class="table" presentation:user-transformed="true">
          <table:table table:template-name="default" table:use-first-row-styles="true">
            <table:table-column table:style-name="co5"/>
            <table:table-column table:style-name="co5"/>
            <table:table-column table:style-name="co6"/>
            <table:table-row table:style-name="ro7" table:default-cell-style-name="gray3">
              <table:table-cell>
                <text:p>Unsafe practice</text:p>
              </table:table-cell>
              <table:table-cell>
                <text:p>Can lead to</text:p>
              </table:table-cell>
              <table:table-cell>
                <text:p>Safe replacement</text:p>
              </table:table-cell>
            </table:table-row>
            <table:table-row table:style-name="ro8" table:default-cell-style-name="gray1">
              <table:table-cell>
                <text:p>1-dimensional C arrays</text:p>
                <text:p>int a[5];</text:p>
              </table:table-cell>
              <table:table-cell>
                <text:p>Out of bounds writes</text:p>
              </table:table-cell>
              <table:table-cell>
                <text:p>std::vector</text:p>
                <text:p>std::array</text:p>
                <text:p><text:span text:style-name="T9">(with -D_GLIBCXX_ASSERTIONS)</text:span></text:p>
              </table:table-cell>
            </table:table-row>
            <table:table-row table:style-name="ro8" table:default-cell-style-name="gray1">
              <table:table-cell>
                <text:p>multi-dimensional C arrays</text:p>
                <text:p>double b[5][7][2];</text:p>
              </table:table-cell>
              <table:table-cell>
                <text:p>Out of bounds writes</text:p>
              </table:table-cell>
              <table:table-cell>
                <text:p>boost::multi_array</text:p>
              </table:table-cell>
            </table:table-row>
            <table:table-row table:style-name="ro9" table:default-cell-style-name="gray1">
              <table:table-cell>
                <text:p>C strings</text:p>
                <text:p>char buf[255];</text:p>
                <text:p>sprintf etc</text:p>
              </table:table-cell>
              <table:table-cell>
                <text:p>Out of bounds writes</text:p>
              </table:table-cell>
              <table:table-cell>
                <text:p>std::string</text:p>
                <text:p>(or TString)</text:p>
              </table:table-cell>
            </table:table-row>
            <table:table-row table:style-name="ro9" table:default-cell-style-name="gray1">
              <table:table-cell>
                <text:p>C style casts</text:p>
                <text:p><text:span text:style-name="T10">auto hit=(FooData*)TCA.At(i);</text:span></text:p>
              </table:table-cell>
              <table:table-cell>
                <text:p>Invalid type casts</text:p>
              </table:table-cell>
              <table:table-cell>
                <text:p>dynamic_cast</text:p>
                <text:p>TFile::Get&lt;&gt;</text:p>
                <text:p>STL containe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placing 1-dim C arrays</text:p>
          </draw:text-box>
        </draw:frame>
        <draw:frame presentation:style-name="pr3" draw:text-style-name="P1" draw:layer="layout" svg:width="26.6cm" svg:height="11.555cm" svg:x="1.4cm" svg:y="3.685cm" presentation:class="outline" presentation:user-transformed="true">
          <draw:text-box>
            <text:list text:style-name="L3">
              <text:list-item>
                <text:p>dynamic size: std::vector</text:p>
                <text:list>
                  <text:list-header>
                    <text:p>std::vector&lt;double&gt; a; // empty vector</text:p>
                    <text:p>auto b=std::vector&lt;double&gt;(100, NAN); <text:line-break/>// 100 elements, all NAN<text:line-break/>std::vector&lt;R3BFooData*&gt; c;</text:p>
                  </text:list-header>
                </text:list>
              </text:list-item>
              <text:list-item>
                <text:p>static size: std::array</text:p>
                <text:list>
                  <text:list-header>
                    <text:p>std::array&lt;double, 8&gt; c; // 8 elements, zero initialized </text:p>
                  </text:list-header>
                </text:list>
              </text:list-item>
              <text:list-item>
                <text:p>use a.data() if you have to get the underlying C array (e.g. for ROOT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7.94cm" svg:height="3.473cm" svg:x="0cm" svg:y="0.206cm" presentation:class="title" presentation:user-transformed="true">
          <draw:text-box>
            <text:p>Replacing multi-dimensional C array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>Option 1: use std::vector&lt;std::vector&lt;double&gt;&gt;</text:p>
                <text:list>
                  <text:list-item>
                    <text:p>Will get unreadable rather quickly</text:p>
                  </text:list-item>
                </text:list>
              </text:list-item>
              <text:list-item>
                <text:p>Option 2: use boost::multi_array;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placing char* string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>Many options: std::string, TString</text:p>
              </text:list-item>
              <text:list-item>
                <text:p>sprintf -&gt; std::ostringstream</text:p>
              </text:list-item>
              <text:list-item>
                <text:p>If you need precise formatting (e.g. “%02d”):</text:p>
                <text:list>
                  <text:list-item>
                    <text:p>boost::format (beware .str().c_str())</text:p>
                  </text:list-item>
                  <text:list-item>
                    <text:p>ROOT’s Form (unclear memory ownership)</text:p>
                  </text:list-item>
                </text:list>
              </text:list-item>
              <text:list-item>
                <text:p>Convert to char* by calling mystdstring.c_str(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placing C style cast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>auto foo=(R3BFooData*)(obj);</text:p>
              </text:list-item>
              <text:list-item>
                <text:p>auto foo=dynamic_cast&lt;R3BFooData*&gt;(obj);<text:line-break/>assert(foo &amp;&amp; “cast failed!”);</text:p>
              </text:list-item>
              <text:list-item>
                <text:p>template TDirectory::Get may be short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Your turn</text:p>
          </draw:text-box>
        </draw:frame>
        <draw:frame presentation:style-name="pr3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11">git clone </text:span>git@github.com:klenze/cxxsamples.git <text:s/></text:p>
              </text:list-item>
              <text:list-item>
                <text:p>cat c_stuff/readme</text:p>
              </text:list-item>
              <text:list-item>
                <text:p>Note that these slides are contained in ./slides/ for reference</text:p>
              </text:list-item>
              <text:list-item>
                <text:p>You are allowed to use google, cppreference, boost reference etc</text:p>
              </text:list-item>
              <text:list-item>
                <text:p>Happy hacking</text:p>
              </text:list-item>
            </text:list>
          </draw:text-box>
        </draw:frame>
        <draw:frame draw:style-name="gr23" draw:text-style-name="P18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9T00:29:41.047839663</meta:creation-date>
    <dc:date>2023-02-19T19:46:38.403050237</dc:date>
    <meta:editing-duration>PT3H12M6S</meta:editing-duration>
    <meta:editing-cycles>11</meta:editing-cycles>
    <meta:generator>LibreOffice/7.0.4.2$Linux_X86_64 LibreOffice_project/00$Build-2</meta:generator>
    <meta:document-statistic meta:object-count="89"/>
  </office:meta>
</office:document-meta>
</file>